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ff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ff"/>
    </style:style>
    <style:style style:name="T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ff"/>
    </style:style>
    <style:style style:name="T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# ANTENNA DESIGN COURSE</text:span></text:p>
      <text:p text:style-name="P1"><text:span text:style-name="T1">## About this course</text:span></text:p>
      <text:p text:style-name="P1"><text:span text:style-name="T1">This is an antenna design course, thought to be taught during six weeks with a charge of 24 hours of lectures, 4 hours for consults, and 4 hours for evaluation. This course will be approved by the realization of an antenna design project, the writing of a document about this design in a paper format and the oral presentation of this work. </text:span></text:p>
      <text:p text:style-name="P1"><text:span text:style-name="T1"/></text:p>
      <text:p text:style-name="P1"><text:span text:style-name="T1">## Main topics</text:span></text:p>
      <text:p text:style-name="P1"><text:span text:style-name="T1">TABLE OF CONTENT </text:span></text:p>
      <text:p text:style-name="P1"><text:span text:style-name="T1">1.- Antenna Theory and Propagation (3h) </text:span></text:p>
      <text:p text:style-name="P1"><text:span text:style-name="T1"><text:tab/>1.1.- Antenna Introduction </text:span></text:p>
      <text:p text:style-name="P1"><text:span text:style-name="T1"><text:tab/>1.2.- Antenna Parameters </text:span></text:p>
      <text:p text:style-name="P1"><text:span text:style-name="T1"><text:tab/>1.3.- General Concepts of Propagation </text:span></text:p>
      <text:p text:style-name="P1"><text:span text:style-name="T1"><text:tab/>1.4.- Friis Transmission Equation </text:span></text:p>
      <text:p text:style-name="P1"><text:span text:style-name="T1"><text:tab/>1.5.- Fresnel </text:span></text:p>
      <text:p text:style-name="P1"><text:span text:style-name="T1"><text:tab/>1.6.- Propagation Mechanisms </text:span></text:p>
      <text:p text:style-name="P1"><text:span text:style-name="T1">2.- Antenna Design (5h) </text:span></text:p>
      <text:p text:style-name="P1"><text:span text:style-name="T1"><text:tab/>2.1.- Introduction to Antenna Design </text:span></text:p>
      <text:p text:style-name="P1"><text:span text:style-name="T1"><text:tab/>2.2.- The Dipole </text:span></text:p>
      <text:p text:style-name="P1"><text:span text:style-name="T1"><text:tab/>2.3.- Introduction to CST </text:span></text:p>
      <text:p text:style-name="P1"><text:span text:style-name="T1"><text:tab/>2.4.- Design and Simulation of the Dipole with CST </text:span></text:p>
      <text:p text:style-name="P1"><text:span text:style-name="T1"><text:tab/>2.5.- SPIDA Antenna Design </text:span></text:p>
      <text:p text:style-name="P1"><text:span text:style-name="T1"><text:tab/>2.6.- Patch Antenna Design </text:span></text:p>
      <text:p text:style-name="P1"><text:span text:style-name="T1"><text:tab/>2.7.- Rectenna Design </text:span></text:p>
      <text:p text:style-name="P1"><text:span text:style-name="T1">3.- Array Antenna Theory (3h) </text:span></text:p>
      <text:p text:style-name="P1"><text:span text:style-name="T1"><text:tab/>3.1.- Basic Array Antenna Theory </text:span></text:p>
      <text:p text:style-name="P1"><text:span text:style-name="T1"><text:tab/>3.2.- Basic Array Antenna Simulation with CST </text:span></text:p>
      <text:p text:style-name="P1"><text:span text:style-name="T1"><text:tab/>3.3.- Deeper Array Antenna Simulation with CST </text:span></text:p>
      <text:p text:style-name="P1"><text:span text:style-name="T1">4.- Array Antenna Design (5h) </text:span></text:p>
      <text:p text:style-name="P1"><text:span text:style-name="T1"><text:tab/>4.1.- Fundamentals on Patch Antenna Design </text:span></text:p>
      <text:p text:style-name="P1"><text:span text:style-name="T1"><text:tab/>4.2.- Patch Antenna Design in CST </text:span></text:p>
      <text:p text:style-name="P1"><text:span text:style-name="T1"><text:tab/>4.3.- Design of a Patch Antenna Array in CST </text:span></text:p>
      <text:p text:style-name="P1"><text:span text:style-name="T1">5.- Antenna Size Reduction (2h) </text:span></text:p>
      <text:p text:style-name="P1"><text:span text:style-name="T1"><text:tab/>5.1.- Introduction to Size Reduction Techniques </text:span></text:p>
      <text:p text:style-name="P1"><text:span text:style-name="T1"><text:tab/>5.2.- Size Reduction by Embedding in High REP Materials </text:span></text:p>
      <text:p text:style-name="P1"><text:span text:style-name="T1">6.- Antenna Fabrication (2h) </text:span></text:p>
      <text:p text:style-name="P1"><text:span text:style-name="T1"><text:tab/>6.2.- General Considerations </text:span></text:p>
      <text:p text:style-name="P1"><text:span text:style-name="T1"><text:tab/>6.3.- Materials and Tools </text:span></text:p>
      <text:p text:style-name="P1"><text:span text:style-name="T1"><text:tab/>6.4.- Example of a Constructed Antenna </text:span></text:p>
      <text:p text:style-name="P1"><text:span text:style-name="T1">7.- Antenna Characterization (4h) </text:span></text:p>
      <text:p text:style-name="P1"><text:span text:style-name="T1"><text:tab/>7.1.- Anechoic Chambers and TEM Cells </text:span></text:p>
      <text:p text:style-name="P1"><text:span text:style-name="T1"><text:tab/>7.2.- Characterization without Using Anechoic Chambers or TEM Cells </text:span></text:p>
      <text:p text:style-name="P1"><text:span text:style-name="T1"/></text:p>
      <text:p text:style-name="P1"><text:span text:style-name="T1">## What you will learn</text:span></text:p>
      <text:p text:style-name="P1"><text:span text:style-name="T1">The objective is to offer a small antenna design course, using a professional tool for this such as Computer Simulation Technology (CST) software.</text:span></text:p>
      <text:p text:style-name="P1"><text:span text:style-name="T1"/></text:p>
      <text:p text:style-name="P1"><text:span text:style-name="T1">This course aims to provide theoretical and practical training in the design, construction and measurement (characterization) of antennas.</text:span></text:p>
      <text:p text:style-name="P1"><text:span text:style-name="T1"/></text:p>
      <text:p text:style-name="P1"><text:span text:style-name="T1">## What you will need:</text:span></text:p>
      <text:p text:style-name="P1"><text:span text:style-name="T1">Previous knowledge required: A first course in antennas and propagation.</text:span></text:p>
      <text:p text:style-name="P1"><text:span text:style-name="T1"/></text:p>
      <text:p text:style-name="P1"><text:span text:style-name="T1">Recommended previous knowledge: Basic knowledge of Electronics (theoretical and practical).</text:span></text:p>
      <text:p text:style-name="P1"><text:span text:style-name="T1"/></text:p>
      <text:p text:style-name="P1"><text:span text:style-name="T1"/></text:p>
      <text:p text:style-name="P1"><text:span text:style-name="T1">[![CC BY 4.0][cc-by-shield]][cc-by]</text:span></text:p>
      <text:p text:style-name="P1"><text:span text:style-name="T1"/></text:p>
      <text:p text:style-name="P1"><text:span text:style-name="T1">This work is licensed under a</text:span></text:p>
      <text:p text:style-name="P1"><text:span text:style-name="T1">[Creative Commons Attribution 4.0 International License][cc-by].</text:span></text:p>
      <text:p text:style-name="P1"><text:span text:style-name="T1"/></text:p>
      <text:p text:style-name="P1"><text:span text:style-name="T1">[![CC BY 4.0][cc-by-image]][cc-by]</text:span></text:p>
      <text:p text:style-name="P1"><text:span text:style-name="T1"/></text:p>
      <text:p text:style-name="P1"><text:span text:style-name="T1">[cc-by]:<text:s/></text:span><text:a xlink:href="http://creativecommons.org/licenses/by/4.0/"><text:span text:style-name="T2">http://creativecommons.org/licenses/by/4.0/</text:span></text:a><text:span text:style-name="T3"/></text:p>
      <text:p text:style-name="P1"><text:span text:style-name="T3">[cc-by-image]:<text:s/></text:span><text:a xlink:href="https://i.creativecommons.org/l/by/4.0/88x31.png"><text:span text:style-name="T4">https://i.creativecommons.org/l/by/4.0/88x31.png</text:span></text:a><text:span text:style-name="T5"/></text:p>
      <text:p text:style-name="P1"><text:span text:style-name="T5">[cc-by-shield]:<text:s/></text:span><text:a xlink:href="https://img.shields.io/badge/License-CC%20BY%204.0-lightgrey.svg"><text:span text:style-name="T6">https://img.shields.io/badge/License-CC%20BY%204.0-lightgrey.svg</text:span></text:a><text:span text:style-name="T7"/></text:p>
      <text:p text:style-name="P1"><text:span text:style-name="T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